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a444e" officeooo:paragraph-rsid="000a444e" style:font-weight-asian="bold" style:font-weight-complex="bold"/>
    </style:style>
    <style:style style:name="P2" style:family="paragraph" style:parent-style-name="Standard">
      <style:paragraph-properties fo:text-align="center" style:justify-single-word="false"/>
      <style:text-properties fo:font-size="14pt" fo:font-weight="bold" officeooo:paragraph-rsid="00099bf7" style:font-size-asian="12.25pt" style:font-weight-asian="bold" style:font-size-complex="14pt" style:font-weight-complex="bold"/>
    </style:style>
    <style:style style:name="P3" style:family="paragraph" style:parent-style-name="Standard">
      <style:text-properties officeooo:rsid="000a444e" officeooo:paragraph-rsid="000a444e"/>
    </style:style>
    <style:style style:name="P4" style:family="paragraph" style:parent-style-name="Standard">
      <style:text-properties officeooo:paragraph-rsid="000a444e"/>
    </style:style>
    <style:style style:name="P5" style:family="paragraph" style:parent-style-name="Standard">
      <style:text-properties fo:font-weight="normal" officeooo:rsid="000a444e" officeooo:paragraph-rsid="000a444e" style:font-weight-asian="normal" style:font-weight-complex="normal"/>
    </style:style>
    <style:style style:name="T1" style:family="text">
      <style:text-properties officeooo:rsid="00099b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X</text:span>tensible Markup Language (XML)</text:p>
      <text:p text:style-name="Standard"/>
      <text:p text:style-name="Standard"/>
      <text:p text:style-name="Standard"/>
      <text:p text:style-name="Standard"><text:span text:style-name="T1">eX</text:span>tensible Markup Language (XML) is used to describe data. The XML standard is a flexible way to create information formats and electronically share structured data via the public Internet, as well as via corporate networks.</text:p>
      <text:p text:style-name="Standard"/>
      <text:p text:style-name="Standard">XML code, a formal recommendation from the World Wide Web Consortium (W3C), is similar to Hypertext Markup Language (HTML). Both XML and HTML contain markup symbols to describe page or file contents. HTML code describes Web page content (mainly text and graphic images) only in terms of how it is to be displayed and interacted with.</text:p>
      <text:p text:style-name="Standard"/>
      <text:p text:style-name="Standard">XML is similar to HTML, but because users can add their own building blocks, it allows for more flexibility. A key difference between HTML and XML is that HTML defines how data looks, while XML defines what data is. That’s why XML cannot replace HTML, rather it extends it.</text:p>
      <text:p text:style-name="Standard"/>
      <text:p text:style-name="Standard">XML data is known as self-describing or self-defining, meaning that the structure of the data is embedded with the data, thus when the data arrives there is no need to pre-build the structure to store the data; it is dynamically understood within the XML. The XML format can be used by any individual or group of individuals or companies that want to share information in a consistent way. XML is actually a simpler and easier-to-use subset of the Standard Generalized Markup Language (SGML), which is the standard to create a document structure.</text:p>
      <text:p text:style-name="Standard"/>
      <text:p text:style-name="Standard">XML structures and defines data. It doesn’t bother with specific attributes, like size or color. Its building blocks are similar to HTML tags that relate to a CSS. It plainly defines the title, headers, text, and other elements of the document and leaves the interpretation to the machine.</text:p>
      <text:p text:style-name="Standard"/>
      <text:p text:style-name="Standard">The basic building block of an XML document is an element, defined by tags. An element has a beginning and an ending tag. All elements in an XML document are contained in an outermost element known as the root element. XML can also support nested elements, or elements within elements. This ability allows XML to support hierarchical structures. Element names describe the content of the element, and the structure describes the relationship between the elements.</text:p>
      <text:p text:style-name="Standard"/>
      <text:p text:style-name="Standard">An XML document is considered to be "well formed" (that is, able to be read and understood by an XML parser) if its format complies with the XML specification, if it is properly marked up, and if elements are properly nested. XML also supports the ability to define attributes for elements and describe characteristics of the elements in the beginning tag of an element.</text:p>
      <text:p text:style-name="Standard"/>
      <text:p text:style-name="P3">Example:</text:p>
      <text:p text:style-name="P3"/>
      <text:p text:style-name="Preformatted_20_Text">&lt;?xml version="1.0" standalone="yes"?&gt;</text:p>
      <text:p text:style-name="Preformatted_20_Text">&lt;conversation&gt;</text:p>
      <text:p text:style-name="Preformatted_20_Text">&lt;greeting&gt;Hello, world!&lt;/greeting&gt;</text:p>
      <text:p text:style-name="Preformatted_20_Text">&lt;response&gt;Stop the planet, I want to get off!&lt;/response&gt;</text:p>
      <text:p text:style-name="Preformatted_20_Text">&lt;/conversation&gt;</text:p>
      <text:p text:style-name="Preformatted_20_Text"/>
      <text:p text:style-name="P4"/>
      <text:p text:style-name="P4"/>
      <text:p text:style-name="P4"/>
      <text:p text:style-name="P4"/>
      <text:p text:style-name="P4"/>
      <text:p text:style-name="P4"/>
      <text:p text:style-name="P1"><text:soft-page-break/>Uses</text:p>
      <text:p text:style-name="P1"/>
      <text:p text:style-name="P5">XML has found wide application. Today, various programs and devices use it to handle, structure, store, transmit, and display data. For example, it’s widely used in B2B data exchanges. XML is also the standard for Office file formats, including Microsoft Office and Google Docs files.</text:p>
      <text:p text:style-name="P5"/>
      <text:p text:style-name="P5">Rather than integrating data into an HTML document, it outsources it to separate XML files. Since XML stores data in plain text format, the storage is independent of your platform and your data can be exported, imported, or simply moved much more easily.</text:p>
      <text:p text:style-name="P5"/>
      <text:p text:style-name="P5">Many other languages are based on XML, including XHTML, WAP for handheld devices, or RSS for feeds. </text:p>
      <text:p text:style-name="P5"/>
      <text:p text:style-name="P5">For example, computer makers might agree upon a standard or common way to describe the information about a computer product (processor speed, memory size, and so forth) and then describe the product information format with XML code. Such a standard way of describing data would enable a user to send an intelligent agent (a program) to each computer maker's Web site, gather data, and then make a valid comparison. XML's benefits sometimes appeared revolutionary in scope shortly after it was intro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1:55:38.506908337</meta:creation-date>
    <dc:date>2019-08-22T12:21:10.003909562</dc:date>
    <meta:editing-duration>PT5M11S</meta:editing-duration>
    <meta:editing-cycles>1</meta:editing-cycles>
    <meta:document-statistic meta:table-count="0" meta:image-count="0" meta:object-count="0" meta:page-count="2" meta:paragraph-count="19" meta:word-count="626" meta:character-count="3841" meta:non-whitespace-character-count="3233"/>
    <meta:generator>LibreOffice/6.0.7.3$Linux_X86_64 LibreOffice_project/00m0$Build-3</meta:generator>
  </office:meta>
</office:document-meta>
</file>